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0d9e3" officeooo:paragraph-rsid="0000d9e3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5ac6f" officeooo:paragraph-rsid="0005ac6f" style:font-size-asian="10.5pt" style:font-size-complex="12pt"/>
    </style:style>
    <style:style style:name="T1" style:family="text">
      <style:text-properties officeooo:rsid="0000d9e3"/>
    </style:style>
    <style:style style:name="T2" style:family="text">
      <style:text-properties fo:font-size="12pt" officeooo:rsid="0000d9e3" style:font-size-asian="10.5pt" style:font-size-complex="12pt"/>
    </style:style>
    <style:style style:name="T3" style:family="text">
      <style:text-properties officeooo:rsid="00014e75"/>
    </style:style>
    <style:style style:name="T4" style:family="text">
      <style:text-properties officeooo:rsid="00015e83"/>
    </style:style>
    <style:style style:name="T5" style:family="text">
      <style:text-properties officeooo:rsid="0002d00e"/>
    </style:style>
    <style:style style:name="T6" style:family="text">
      <style:text-properties officeooo:rsid="00048cd3"/>
    </style:style>
    <style:style style:name="T7" style:family="text">
      <style:text-properties officeooo:rsid="0005a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</text:span>ODIFICATIONS POUR LA MAQUETTE</text:p>
      <text:p text:style-name="P2"/>
      <text:p text:style-name="P2"/>
      <text:p text:style-name="P1"/>
      <text:p text:style-name="P1"><text:tab/>Les modifications de mon code en passant du zoning à la maquette ont été les suivantes :</text:p>
      <text:p text:style-name="P1"/>
      <text:p text:style-name="P1">- HEADER : ajout des logos des réseaux et du texte contact</text:p>
      <text:p text:style-name="P1"/>
      <text:p text:style-name="P1">- <text:span text:style-name="T3">NAV : rajout d’une nav dynamique et fonctionnelle en utilisant du javascript, qui se transforme en menu burger en responsive (format téléphone et tablette)</text:span></text:p>
      <text:p text:style-name="P1"/>
      <text:p text:style-name="P1">- <text:span text:style-name="T3">SECTION 1 : rajout de l’image de fond de la section + des textes titres et sous titres + les logos images</text:span></text:p>
      <text:p text:style-name="P1"/>
      <text:p text:style-name="P1">- <text:span text:style-name="T4">SECTION 2 : changement des ronds dans le fieldset par les différentes images + changement du titre de la legend</text:span><text:span text:style-name="T7">e</text:span><text:span text:style-name="T4"> du fieldset + rajout des éléments texte</text:span><text:span text:style-name="T5">s</text:span><text:span text:style-name="T4">. </text:span><text:span text:style-name="T5">Rajouts de div pour pouvoir influer sur certains éléments précis avec le CSS</text:span></text:p>
      <text:p text:style-name="P1"/>
      <text:p text:style-name="P1">- <text:span text:style-name="T5">SECTION 3 : </text:span><text:span text:style-name="T6">rajout des colonnes de textes avec chacune sa div, qui laisse place à une seule colonne de texte en responsive</text:span></text:p>
      <text:p text:style-name="P1"/>
      <text:p text:style-name="P1">- <text:span text:style-name="T6">FOOTER : ajout du texte dans le footer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4:14:42.386000000</meta:creation-date>
    <dc:date>2020-12-04T16:02:43.799000000</dc:date>
    <meta:editing-duration>PT6M9S</meta:editing-duration>
    <meta:editing-cycles>1</meta:editing-cycles>
    <meta:document-statistic meta:table-count="0" meta:image-count="0" meta:object-count="0" meta:page-count="1" meta:paragraph-count="8" meta:word-count="155" meta:character-count="838" meta:non-whitespace-character-count="690"/>
    <meta:generator>LibreOffice/7.0.3.1$Windows_X86_64 LibreOffice_project/d7547858d014d4cf69878db179d326fc3483e082</meta:generator>
  </office:meta>
</office:document-meta>
</file>